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.execute( SampleResult previousResult , Sampler currentSamp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ndom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.setParameters( Collection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ndom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.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